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</office:automatic-styles>
  <office:body>
    <office:text text:use-soft-page-breaks="true">
      <text:p text:style-name="P1">I component diagrams riguardanti il magazzino sono tutti simili e compiono gli stessi passaggi la differenza riguarda il punto “submit” che a seconda del caso d’uso cambia l’evento. Nel caso di “prodotti in esaurimento” manda “esaurimentoScorte”,<text:s/>nel caso di ordina prodotti “ordinaProdotti”<text:s/>e nel caso di “modifica quantità prodotti” invia “modificaQuantità”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 Giaffreda</meta:initial-creator>
    <dc:creator>Luca Giaffreda</dc:creator>
    <meta:creation-date>2019-01-22T09:01:00Z</meta:creation-date>
    <dc:date>2019-01-22T09:15:00Z</dc:date>
    <meta:template xlink:href="Normal" xlink:type="simple"/>
    <meta:editing-cycles>1</meta:editing-cycles>
    <meta:editing-duration>PT840S</meta:editing-duration>
    <meta:document-statistic meta:page-count="1" meta:paragraph-count="1" meta:word-count="53" meta:character-count="359" meta:row-count="2" meta:non-whitespace-character-count="307"/>
  </office:meta>
</office:document-meta>
</file>